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/>
    </style:style>
    <style:style style:name="P2" style:family="paragraph" style:parent-style-name="Text_20_body">
      <style:paragraph-properties fo:margin-left="0.1252in" fo:margin-right="0in" fo:text-indent="0in" style:auto-text-indent="false"/>
      <style:text-properties style:font-name="Times New Roman" fo:font-size="11pt"/>
    </style:style>
    <style:style style:name="P3" style:family="paragraph" style:parent-style-name="Text_20_body" style:list-style-name="L1">
      <style:paragraph-properties fo:margin-top="0in" fo:margin-bottom="0.0972in" loext:contextual-spacing="false"/>
    </style:style>
    <style:style style:name="T1" style:family="text">
      <style:text-properties style:font-name="Times New Roman" fo:font-size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rea para 31 de enero</text:p>
      <text:p text:style-name="Text_20_body"/>
      <text:p text:style-name="P2">Terminar el segundo acto y preparar comentarios sobre los siguientes tópicos: </text:p>
      <text:p text:style-name="Text_20_body"/>
      <text:p text:style-name="P1">1) Comparar la función de la llegada de los políticos y la llegada de Bolton en el primer acto.</text:p>
      <text:p text:style-name="P1">2) Pensando en todo el acto, identificar tres momentos o escenas significativos en el desarrollo de César; explicar la importancia de estos momentos en su interpretación de César.</text:p>
      <text:p text:style-name="P1">3) Explicar la función del final del acto (desde “(adelantándose después de un ademán de fuga: todo a una carta)” hasta el fin).</text:p>
      <text:p text:style-name="Text_20_body"/>
      <text:p text:style-name="P1">Recomendaciones para la preparación:</text:p>
      <text:p text:style-name="Text_20_body"/>
      <text:list xml:id="list373024614338552163" text:style-name="L1">
        <text:list-item>
          <text:p text:style-name="P3"><text:span text:style-name="T1">Esforzarse por presentar una explicación completa de cada tópico</text:span> </text:p>
        </text:list-item>
        <text:list-item>
          <text:p text:style-name="P3"><text:span text:style-name="T1">Organizar y apuntar las ideas por escrito. Esa información servirá como referencia para poder hablar con soltura y precisión en clase.</text:span> </text:p>
        </text:list-item>
        <text:list-item>
          <text:p text:style-name="P3"><text:span text:style-name="T1">Apoyar los comentarios en la evidencia textual (hacer referencias a la paginación y las citas).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12:11.100162000</meta:creation-date>
    <dc:date>2018-01-27T11:13:04.502072000</dc:date>
    <meta:editing-duration>PT53S</meta:editing-duration>
    <meta:editing-cycles>1</meta:editing-cycles>
    <meta:document-statistic meta:table-count="0" meta:image-count="0" meta:object-count="0" meta:page-count="1" meta:paragraph-count="9" meta:word-count="138" meta:character-count="837" meta:non-whitespace-character-count="707"/>
    <meta:generator>LibreOffice/5.2.5.1$MacOSX_X86_64 LibreOffice_project/0312e1a284a7d50ca85a365c316c7abbf20a4d22</meta:generator>
  </office:meta>
</office:document-meta>
</file>